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136.02mm" svg:y="5.58mm">
            <loext:p draw:notify-on-update-of-ranges="Hoja1.A1:Hoja1.A1 Hoja1.A2:Hoja1.A9 Hoja1.B1:Hoja1.B1 Hoja1.B2:Hoja1.B9 Hoja1.C1:Hoja1.C1 Hoja1.C2:Hoja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% CPU</text:p>
          </table:table-cell>
          <table:table-cell office:value-type="string" calcext:value-type="string">
            <text:p>Tiempo (s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211" calcext:value-type="float">
            <text:p>0,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0.738" calcext:value-type="float">
            <text:p>0,7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3.609" calcext:value-type="float">
            <text:p>3,6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13.348" calcext:value-type="float">
            <text:p>13,3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 office:value-type="float" office:value="37.195" calcext:value-type="float">
            <text:p>37,1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114.118" calcext:value-type="float">
            <text:p>114,1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775.674" calcext:value-type="float">
            <text:p>1775,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06T16:02:40.984058545</dc:date>
    <meta:editing-duration>PT46S</meta:editing-duration>
    <meta:editing-cycles>1</meta:editing-cycles>
    <meta:document-statistic meta:table-count="1" meta:cell-count="27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466cm" svg:y="0.357cm" chart:style-name="ch2">
          <text:p>prodMatConcurrente.java</text:p>
        </chart:title>
        <chart:legend chart:legend-position="end" svg:x="17.116cm" svg:y="4.741cm" style:legend-expansion="high" chart:style-name="ch3"/>
        <chart:plot-area chart:style-name="ch4" table:cell-range-address="Hoja1.A1:Hoja1.C9" chart:data-source-has-labels="row" svg:x="1.413cm" svg:y="1.357cm" svg:width="14.338cm" svg:height="8.518cm">
          <chartooo:coordinate-region svg:x="2.22cm" svg:y="1.556cm" svg:width="12.353cm" svg:height="7.672cm"/>
          <chart:axis chart:dimension="x" chart:name="primary-x" chart:style-name="ch5">
            <chart:title svg:x="7.996cm" svg:y="10.096cm" chart:style-name="ch6">
              <text:p>Prueba</text:p>
            </chart:title>
          </chart:axis>
          <chart:axis chart:dimension="y" chart:name="primary-y" chart:style-name="ch7">
            <chart:title svg:x="0.451cm" svg:y="6.441cm" chart:style-name="ch8">
              <text:p>Elementos</text:p>
            </chart:title>
            <chart:grid chart:style-name="ch9" chart:class="major"/>
          </chart:axis>
          <chart:axis chart:dimension="y" chart:name="secondary-y" chart:style-name="ch10">
            <chart:title svg:x="16.153cm" svg:y="6.202cm" chart:style-name="ch8">
              <text:p>Tiempo</text:p>
            </chart:title>
          </chart:axis>
          <chart:series chart:attached-axis="primary-y" chart:style-name="ch11" chart:values-cell-range-address="Hoja1.A2:Hoja1.A9" chart:label-cell-address="Hoja1.A1:Hoja1.A1" chart:class="chart:bar">
            <chart:data-point chart:repeated="8"/>
          </chart:series>
          <chart:series chart:attached-axis="primary-y" chart:style-name="ch12" chart:values-cell-range-address="Hoja1.B2:Hoja1.B9" chart:label-cell-address="Hoja1.B1:Hoja1.B1" chart:class="chart:bar">
            <chart:data-point chart:repeated="8"/>
          </chart:series>
          <chart:series chart:attached-axis="secondary-y" chart:style-name="ch13" chart:values-cell-range-address="Hoja1.C2:Hoja1.C9" chart:label-cell-address="Hoja1.C1:Hoja1.C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os</text:p>
                <draw:g>
                  <svg:desc>Hoja1.A1:Hoja1.A1</svg:desc>
                </draw:g>
              </table:table-cell>
              <table:table-cell office:value-type="string">
                <text:p>% CPU</text:p>
                <draw:g>
                  <svg:desc>Hoja1.B1:Hoja1.B1</svg:desc>
                </draw:g>
              </table:table-cell>
              <table:table-cell office:value-type="string">
                <text:p>Tiempo (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2:Hoja1.A9</svg:desc>
                </draw:g>
              </table:table-cell>
              <table:table-cell office:value-type="float" office:value="24">
                <text:p>24</text:p>
                <draw:g>
                  <svg:desc>Hoja1.B2:Hoja1.B9</svg:desc>
                </draw:g>
              </table:table-cell>
              <table:table-cell office:value-type="float" office:value="0.083">
                <text:p>0.083</text:p>
                <draw:g>
                  <svg:desc>Hoja1.C2:Hoja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  <table:table-cell office:value-type="float" office:value="3.609">
                <text:p>3.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  <table:table-cell office:value-type="float" office:value="13.348">
                <text:p>13.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69">
                <text:p>69</text:p>
              </table:table-cell>
              <table:table-cell office:value-type="float" office:value="37.195">
                <text:p>37.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74">
                <text:p>74</text:p>
              </table:table-cell>
              <table:table-cell office:value-type="float" office:value="114.118">
                <text:p>114.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84">
                <text:p>84</text:p>
              </table:table-cell>
              <table:table-cell office:value-type="float" office:value="1775.674">
                <text:p>1775.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